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29cm" fo:margin-left="-0.016cm" fo:margin-right="-0.012cm" table:align="margins"/>
    </style:style>
    <style:style style:name="Tabelle1.A" style:family="table-column">
      <style:table-column-properties style:column-width="5.689cm" style:rel-column-width="21892*"/>
    </style:style>
    <style:style style:name="Tabelle1.B" style:family="table-column">
      <style:table-column-properties style:column-width="5.662cm" style:rel-column-width="21790*"/>
    </style:style>
    <style:style style:name="Tabelle1.C" style:family="table-column">
      <style:table-column-properties style:column-width="5.678cm" style:rel-column-width="21853*"/>
    </style:style>
    <style:style style:name="Tabelle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 style:data-style-name="N100">
      <style:table-cell-properties fo:padding="0.097cm" fo:border="0.002cm solid #000000"/>
    </style:style>
    <style:style style:name="Tabelle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position="super 58%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ash memory map: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float" office:value="0">
              <text:p text:style-name="Table_20_Heading">Start</text:p>
            </table:table-cell>
            <table:table-cell table:style-name="Tabelle1.A1" office:value-type="float" office:value="0">
              <text:p text:style-name="Table_20_Heading">End</text:p>
            </table:table-cell>
            <table:table-cell table:style-name="Tabelle1.C1" office:value-type="float" office:value="0">
              <text:p text:style-name="Table_20_Heading">Description</text:p>
            </table:table-cell>
          </table:table-row>
        </table:table-header-rows>
        <table:table-row>
          <table:table-cell table:style-name="Tabelle1.A2" office:value-type="float" office:value="0">
            <text:p text:style-name="Standard">00.0000</text:p>
          </table:table-cell>
          <table:table-cell table:style-name="Tabelle1.A2" office:value-type="float" office:value="0">
            <text:p text:style-name="Standard">00.7fff</text:p>
          </table:table-cell>
          <table:table-cell table:style-name="Tabelle1.C2" office:value-type="float" office:value="0">
            <text:p text:style-name="Standard">32 k area for menu system, starts after reset as a module with CBM ID at $8000 (= flash address 0)</text:p>
          </table:table-cell>
        </table:table-row>
        <table:table-row>
          <table:table-cell table:style-name="Tabelle1.A2" office:value-type="float" office:value="0">
            <text:p text:style-name="Standard">00.8000</text:p>
          </table:table-cell>
          <table:table-cell table:style-name="Tabelle1.A2" office:value-type="float" office:value="0">
            <text:p text:style-name="Standard">00.9fff</text:p>
          </table:table-cell>
          <table:table-cell table:style-name="Tabelle1.C2" office:value-type="float" office:value="0">
            <text:p text:style-name="Standard">8 k cartridge disk implementation, running from $8000 as ROM</text:p>
          </table:table-cell>
        </table:table-row>
        <table:table-row>
          <table:table-cell table:style-name="Tabelle1.A2" office:value-type="float" office:value="0">
            <text:p text:style-name="Standard">00.a000</text:p>
          </table:table-cell>
          <table:table-cell table:style-name="Tabelle1.A2" office:value-type="float" office:value="0">
            <text:p text:style-name="Standard">00.afff</text:p>
          </table:table-cell>
          <table:table-cell table:style-name="Tabelle1.C2" office:value-type="float" office:value="0">
            <text:p text:style-name="Standard">4 k for flash quick test</text:p>
          </table:table-cell>
        </table:table-row>
        <table:table-row>
          <table:table-cell table:style-name="Tabelle1.A2" office:value-type="float" office:value="0">
            <text:p text:style-name="Standard">00.b000</text:p>
          </table:table-cell>
          <table:table-cell table:style-name="Tabelle1.A2" office:value-type="float" office:value="0">
            <text:p text:style-name="Standard">00.bfff</text:p>
          </table:table-cell>
          <table:table-cell table:style-name="Tabelle1.C2" office:value-type="float" office:value="0">
            <text:p text:style-name="Standard">4 k settings</text:p>
          </table:table-cell>
        </table:table-row>
        <table:table-row>
          <table:table-cell table:style-name="Tabelle1.A2" office:value-type="float" office:value="0">
            <text:p text:style-name="Standard">00.c000</text:p>
          </table:table-cell>
          <table:table-cell table:style-name="Tabelle1.A2" office:value-type="float" office:value="0">
            <text:p text:style-name="Standard">00.dfff</text:p>
          </table:table-cell>
          <table:table-cell table:style-name="Tabelle1.C2" office:value-type="float" office:value="0">
            <text:p text:style-name="Standard">8 k custom BASIC</text:p>
          </table:table-cell>
        </table:table-row>
        <table:table-row>
          <table:table-cell table:style-name="Tabelle1.A2" office:value-type="float" office:value="0">
            <text:p text:style-name="Standard">00.e000</text:p>
          </table:table-cell>
          <table:table-cell table:style-name="Tabelle1.A2" office:value-type="float" office:value="0">
            <text:p text:style-name="Standard">00.ffff</text:p>
          </table:table-cell>
          <table:table-cell table:style-name="Tabelle1.C2" office:value-type="float" office:value="0">
            <text:p text:style-name="Standard">8 k custom KERNAL</text:p>
          </table:table-cell>
        </table:table-row>
        <table:table-row>
          <table:table-cell table:style-name="Tabelle1.A2" office:value-type="float" office:value="36526">
            <text:p text:style-name="Standard">01.0000</text:p>
          </table:table-cell>
          <table:table-cell table:style-name="Tabelle1.A2" office:value-type="float" office:value="0">
            <text:p text:style-name="Standard">03.ffff</text:p>
          </table:table-cell>
          <table:table-cell table:style-name="Tabelle1.C2" office:value-type="float" office:value="0">
            <text:p text:style-name="Standard">3 x 64 k 1<text:span text:style-name="T1">st</text:span> cartridge disk</text:p>
          </table:table-cell>
        </table:table-row>
        <table:table-row>
          <table:table-cell table:style-name="Tabelle1.A2" office:value-type="float" office:value="0">
            <text:p text:style-name="Standard">04.0000</text:p>
          </table:table-cell>
          <table:table-cell table:style-name="Tabelle1.A2" office:value-type="float" office:value="0">
            <text:p text:style-name="Standard">06.ffff</text:p>
          </table:table-cell>
          <table:table-cell table:style-name="Tabelle1.C2" office:value-type="float" office:value="0">
            <text:p text:style-name="Standard">3 x 64 k 2<text:span text:style-name="T1">nd</text:span> cartridge disk</text:p>
          </table:table-cell>
        </table:table-row>
        <table:table-row>
          <table:table-cell table:style-name="Tabelle1.A2" office:value-type="float" office:value="0">
            <text:p text:style-name="Standard">07.0000</text:p>
          </table:table-cell>
          <table:table-cell table:style-name="Tabelle1.A2" office:value-type="float" office:value="0">
            <text:p text:style-name="Standard">0f.ffff</text:p>
          </table:table-cell>
          <table:table-cell table:style-name="Tabelle1.C2" office:value-type="float" office:value="0">
            <text:p text:style-name="Standard">9 x 64 k to store 9 PRG-files</text:p>
          </table:table-cell>
        </table:table-row>
        <table:table-row>
          <table:table-cell table:style-name="Tabelle1.A2" office:value-type="float" office:value="36800">
            <text:p text:style-name="Standard">10.0000</text:p>
          </table:table-cell>
          <table:table-cell table:style-name="Tabelle1.A2" office:value-type="float" office:value="0">
            <text:p text:style-name="Standard">1f.ffff</text:p>
          </table:table-cell>
          <table:table-cell table:style-name="Tabelle1.C2" office:value-type="float" office:value="0">
            <text:p text:style-name="Standard">1 mb EasyFlash CRT area, or 16 additional PRG slots</text:p>
          </table:table-cell>
        </table:table-row>
      </table:table>
      <text:p text:style-name="Standard"/>
      <text:p text:style-name="Standard"/>
      <text:p text:style-name="Standard">Slot memory map:</text:p>
      <text:p text:style-name="Standard"/>
      <text:p text:style-name="Standard">$00-$0f: ID to indicate that the slot contains a valid PRG file: ASCII „KERBEROS PRGSLOT“</text:p>
      <text:p text:style-name="Standard">$10-$2f: ASCIIZ filename (max 31 bytes without the last zero), filled with zeros</text:p>
      <text:p text:style-name="Standard">$30: control byte</text:p>
      <text:p text:style-name="Standard"><text:tab/>bit 0: 1 = start program in C128 mode, 0 = start in C64 mode</text:p>
      <text:p text:style-name="Standard"><text:tab/>bit 1: 1 = copy BASIC replacement to SRAM before starting the program</text:p>
      <text:p text:style-name="Standard"><text:tab/>bit 2: 1 = copy KERNAL replacement to SRAM before starting the program</text:p>
      <text:p text:style-name="Standard"><text:tab/>bit 3: 1 = use global MIDI settings</text:p>
      <text:p text:style-name="Standard"><text:tab/>bit 4: 1 = enable cartridge disk before starting the program</text:p>
      <text:p text:style-name="Standard">$31-$38: unused</text:p>
      <text:p text:style-name="Standard">$39-$3f: values for registers $de39 - $de3f before starting the program</text:p>
      <text:p text:style-name="Standard">$40-$41: program load address</text:p>
      <text:p text:style-name="Standard">$42-$43: program start address (0 = BASIC RUN)</text:p>
      <text:p text:style-name="Standard">$44-$45: program length</text:p>
      <text:p text:style-name="Standard">$46-$ff: unused</text:p>
      <text:p text:style-name="Standard">$100-x : PRG data (without load address), „program length“ number of bytes</text:p>
      <text:p text:style-name="Standard"/>
      <text:p text:style-name="Standard"/>
      <text:p text:style-name="Standard">SRAM memory map:</text:p>
      <text:p text:style-name="Standard"/>
      <text:p text:style-name="Standard">$0.0000-$0.00ff: cartridge disk trampoline code</text:p>
      <text:p text:style-name="Standard">$0.0100-$0.01ff: backup for zeropage while in cartridge disk code</text:p>
      <text:p text:style-name="Standard">$0.0200-$0.02ff: backup for other memory while in cartridge disk code</text:p>
      <text:p text:style-name="Standard">$0.0300-$0.03ff: RAM backup for the diskbuf</text:p>
      <text:p text:style-name="Standard">$0.0400-$0.7fff: unused</text:p>
      <text:p text:style-name="Standard">$0.8000-$0.9fff: cartridge disk implementation (with RAM as ROM function mapped)</text:p>
      <text:p text:style-name="Standard"><text:soft-page-break/>$0.a000-$0.bfff: BASIC replacement</text:p>
      <text:p text:style-name="Standard">$0.c000-$0.dfff: unused</text:p>
      <text:p text:style-name="Standard">$0.e000-$0.ffff: KERNAL replacement</text:p>
      <text:p text:style-name="Standard">$1.0000-$1.ffff: current header and program to start, copied from slot or transfered by MIDI</text:p>
      <text:p text:style-name="Standard"/>
      <text:p text:style-name="Standard"/>
      <text:p text:style-name="Standard">Transfer:</text:p>
      <text:p text:style-name="Standard"/>
      <text:p text:style-name="Standard">data transfers encoded in note-off messages:</text:p>
      <text:p text:style-name="Standard">$8n, n:</text:p>
      <text:p text:style-name="Standard">bit 3: 1=start of data transfer, 0=data bytes</text:p>
      <text:p text:style-name="Standard">bit 2: 1=two data bytes, 0=one data byte (second data byte of the note-off message is ignored)</text:p>
      <text:p text:style-name="Standard">bit 1: bit 7 of first data byte</text:p>
      <text:p text:style-name="Standard">bit 0: bit 7 of second data byte (if sent)</text:p>
      <text:p text:style-name="Standard"/>
      <text:p text:style-name="Standard">start of data transfer, with two data bytes ($8c)</text:p>
      <text:p text:style-name="Standard">first byte: tag ID. If bit 7 is set, then there is no data and the second byte is an optional data byte.</text:p>
      <text:p text:style-name="Standard">second byte: size-1 (0 means 1 data byte … $ff means $100 data bytes)</text:p>
      <text:p text:style-name="Standard">last byte in the next data messages: CRC8 checksum (calculated over tag, size and data)</text:p>
      <text:p text:style-name="Standard"/>
      <text:p text:style-name="Standard">Tags:</text:p>
      <text:p text:style-name="Standard"/>
      <text:p text:style-name="Standard">see midi_commands.h header fi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03T03:10:37.74</meta:creation-date>
    <meta:generator>OpenOffice.org/3.3$Win32 OpenOffice.org_project/330m20$Build-9567</meta:generator>
    <dc:date>2014-11-05T16:29:26.46</dc:date>
    <meta:editing-duration>P1DT21H54M15S</meta:editing-duration>
    <meta:editing-cycles>75</meta:editing-cycles>
    <meta:document-statistic meta:table-count="1" meta:image-count="0" meta:object-count="0" meta:page-count="2" meta:paragraph-count="74" meta:word-count="429" meta:character-count="2455"/>
  </office:meta>
</office:document-meta>
</file>